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c9f7" officeooo:paragraph-rsid="0009c9f7"/>
    </style:style>
    <style:style style:name="P2" style:family="paragraph" style:parent-style-name="Text_20_body">
      <style:text-properties officeooo:paragraph-rsid="0009c9f7"/>
    </style:style>
    <style:style style:name="P3" style:family="paragraph" style:parent-style-name="Text_20_body">
      <style:text-properties officeooo:rsid="000a0792" officeooo:paragraph-rsid="000a0792"/>
    </style:style>
    <style:style style:name="P4" style:family="paragraph" style:parent-style-name="Text_20_body">
      <style:text-properties officeooo:rsid="000a66c0" officeooo:paragraph-rsid="000a66c0"/>
    </style:style>
    <style:style style:name="P5" style:family="paragraph" style:parent-style-name="Text_20_body">
      <style:text-properties officeooo:rsid="000d2a5e" officeooo:paragraph-rsid="000d2a5e"/>
    </style:style>
    <style:style style:name="P6" style:family="paragraph" style:parent-style-name="Text_20_body">
      <style:text-properties officeooo:rsid="000d94cd" officeooo:paragraph-rsid="000d94cd"/>
    </style:style>
    <style:style style:name="P7" style:family="paragraph" style:parent-style-name="Text_20_body">
      <style:text-properties officeooo:rsid="000ff13b" officeooo:paragraph-rsid="000ff13b"/>
    </style:style>
    <style:style style:name="P8" style:family="paragraph" style:parent-style-name="Text_20_body">
      <style:text-properties style:font-name="Courier New" officeooo:rsid="0011404a" officeooo:paragraph-rsid="0011404a"/>
    </style:style>
    <style:style style:name="P9" style:family="paragraph" style:parent-style-name="Text_20_body">
      <style:text-properties style:font-name="Courier New" officeooo:rsid="001316e4" officeooo:paragraph-rsid="000ff13b"/>
    </style:style>
    <style:style style:name="P10" style:family="paragraph" style:parent-style-name="Text_20_body">
      <style:text-properties style:font-name="Courier New" fo:font-size="11pt" officeooo:rsid="001316e4" officeooo:paragraph-rsid="001316e4" style:font-size-asian="11pt" style:font-size-complex="11pt"/>
    </style:style>
    <style:style style:name="P11" style:family="paragraph" style:parent-style-name="Text_20_body">
      <loext:graphic-properties draw:fill="solid" draw:fill-color="#ccccff" draw:opacity="100%"/>
      <style:paragraph-properties fo:line-height="100%" fo:background-color="#ccccff"/>
      <style:text-properties style:font-name="Courier New" fo:font-size="11pt" fo:font-weight="bold" officeooo:rsid="001316e4" officeooo:paragraph-rsid="001316e4" style:font-size-asian="11pt" style:font-weight-asian="bold" style:font-size-complex="11pt" style:font-weight-complex="bold"/>
    </style:style>
    <style:style style:name="P12" style:family="paragraph" style:parent-style-name="Text_20_body">
      <loext:graphic-properties draw:fill="solid" draw:fill-color="#ccccff" draw:opacity="100%"/>
      <style:paragraph-properties fo:background-color="#ccccff"/>
      <style:text-properties style:font-name="Courier New" fo:font-size="11pt" fo:font-weight="bold" officeooo:rsid="001a1a87" officeooo:paragraph-rsid="001a1a87" style:font-size-asian="11pt" style:font-weight-asian="bold" style:font-size-complex="11pt" style:font-weight-complex="bold"/>
    </style:style>
    <style:style style:name="P13" style:family="paragraph" style:parent-style-name="Text_20_body">
      <style:text-properties style:font-name="Times New Roman" officeooo:rsid="001316e4" officeooo:paragraph-rsid="001316e4"/>
    </style:style>
    <style:style style:name="P14" style:family="paragraph" style:parent-style-name="Text_20_body">
      <style:text-properties officeooo:rsid="001316e4" officeooo:paragraph-rsid="001316e4"/>
    </style:style>
    <style:style style:name="P15" style:family="paragraph" style:parent-style-name="Text_20_body">
      <style:text-properties officeooo:rsid="0013a985" officeooo:paragraph-rsid="0013a985"/>
    </style:style>
    <style:style style:name="P16" style:family="paragraph" style:parent-style-name="Text_20_body">
      <style:text-properties officeooo:paragraph-rsid="0013a985"/>
    </style:style>
    <style:style style:name="P17" style:family="paragraph" style:parent-style-name="Text_20_body">
      <style:text-properties officeooo:rsid="00187ecc" officeooo:paragraph-rsid="00187ecc"/>
    </style:style>
    <style:style style:name="P18" style:family="paragraph" style:parent-style-name="Text_20_body">
      <style:text-properties fo:font-weight="normal" officeooo:rsid="0018ce2d" officeooo:paragraph-rsid="00187ecc" style:font-weight-asian="normal" style:font-weight-complex="normal"/>
    </style:style>
    <style:style style:name="P19" style:family="paragraph" style:parent-style-name="Text_20_body">
      <style:text-properties fo:font-weight="normal" officeooo:rsid="0018ce2d" officeooo:paragraph-rsid="0018ce2d" style:font-weight-asian="normal" style:font-weight-complex="normal"/>
    </style:style>
    <style:style style:name="P20" style:family="paragraph" style:parent-style-name="Text_20_body">
      <style:text-properties fo:font-weight="normal" officeooo:rsid="001a1a87" officeooo:paragraph-rsid="001a1a87" style:font-weight-asian="normal" style:font-weight-complex="normal"/>
    </style:style>
    <style:style style:name="P21" style:family="paragraph" style:parent-style-name="Text_20_body">
      <style:text-properties fo:font-weight="normal" officeooo:rsid="001f16a1" officeooo:paragraph-rsid="001f16a1" style:font-weight-asian="normal" style:font-weight-complex="normal"/>
    </style:style>
    <style:style style:name="P22" style:family="paragraph" style:parent-style-name="Text_20_body">
      <style:text-properties officeooo:rsid="0021b579" officeooo:paragraph-rsid="0021b579"/>
    </style:style>
    <style:style style:name="P23" style:family="paragraph" style:parent-style-name="Text_20_body">
      <style:text-properties officeooo:rsid="0021b579" officeooo:paragraph-rsid="0021c523"/>
    </style:style>
    <style:style style:name="P24" style:family="paragraph" style:parent-style-name="Text_20_body">
      <style:text-properties officeooo:rsid="0021b579" officeooo:paragraph-rsid="0022183f"/>
    </style:style>
    <style:style style:name="P25" style:family="paragraph" style:parent-style-name="Text_20_body">
      <style:text-properties officeooo:rsid="002485a7" officeooo:paragraph-rsid="002485a7"/>
    </style:style>
    <style:style style:name="P26" style:family="paragraph" style:parent-style-name="Title">
      <style:text-properties officeooo:rsid="0009c9f7" officeooo:paragraph-rsid="0009c9f7"/>
    </style:style>
    <style:style style:name="P27" style:family="paragraph" style:parent-style-name="Text_20_body">
      <style:paragraph-properties fo:margin-top="0cm" fo:margin-bottom="0.21cm" loext:contextual-spacing="true" style:shadow="none"/>
      <style:text-properties style:font-name="Calibri" fo:font-size="11pt" officeooo:rsid="0018ce2d" officeooo:paragraph-rsid="0033b651" style:font-size-asian="11pt" style:font-size-complex="11pt"/>
    </style:style>
    <style:style style:name="P28" style:family="paragraph" style:parent-style-name="Text_20_body">
      <style:paragraph-properties fo:margin-top="0cm" fo:margin-bottom="0.21cm" loext:contextual-spacing="true" style:shadow="none"/>
      <style:text-properties style:font-name="Calibri" fo:font-size="11pt" fo:font-weight="normal" officeooo:rsid="0018ce2d" officeooo:paragraph-rsid="0018ce2d" style:font-size-asian="11pt" style:font-weight-asian="normal" style:font-size-complex="11pt" style:font-weight-complex="normal"/>
    </style:style>
    <style:style style:name="P29" style:family="paragraph" style:parent-style-name="Text_20_body">
      <style:text-properties officeooo:paragraph-rsid="0034fc22"/>
    </style:style>
    <style:style style:name="P30" style:family="paragraph" style:parent-style-name="Text_20_body">
      <style:text-properties officeooo:rsid="000a66c0" officeooo:paragraph-rsid="000a66c0"/>
    </style:style>
    <style:style style:name="P31" style:family="paragraph" style:parent-style-name="Text_20_body">
      <style:text-properties officeooo:rsid="003d50d7" officeooo:paragraph-rsid="003d50d7"/>
    </style:style>
    <style:style style:name="P32" style:family="paragraph" style:parent-style-name="Text_20_body">
      <style:paragraph-properties>
        <style:tab-stops>
          <style:tab-stop style:position="1.296cm"/>
        </style:tab-stops>
      </style:paragraph-properties>
      <style:text-properties officeooo:rsid="0018ce2d" officeooo:paragraph-rsid="0018ce2d"/>
    </style:style>
    <style:style style:name="P33" style:family="paragraph" style:parent-style-name="Text_20_body">
      <loext:graphic-properties draw:fill="solid" draw:fill-color="#ccccff" draw:opacity="100%"/>
      <style:paragraph-properties fo:background-color="#ccccff">
        <style:tab-stops/>
      </style:paragraph-properties>
      <style:text-properties style:font-name="Courier New" fo:font-size="11pt" fo:font-weight="bold" officeooo:rsid="001a1a87" officeooo:paragraph-rsid="001a1a87" style:font-size-asian="11pt" style:font-weight-asian="bold" style:font-size-complex="11pt" style:font-weight-complex="bold"/>
    </style:style>
    <style:style style:name="P34" style:family="paragraph" style:parent-style-name="Text_20_body">
      <style:text-properties officeooo:paragraph-rsid="003d50d7"/>
    </style:style>
    <style:style style:name="P35" style:family="paragraph" style:parent-style-name="Heading_20_1">
      <style:paragraph-properties fo:break-before="page"/>
      <style:text-properties officeooo:rsid="000d94cd" officeooo:paragraph-rsid="000d94cd"/>
    </style:style>
    <style:style style:name="P36" style:family="paragraph" style:parent-style-name="Heading_20_1">
      <style:paragraph-properties fo:break-before="page"/>
      <style:text-properties officeooo:rsid="0013a985" officeooo:paragraph-rsid="0013a985"/>
    </style:style>
    <style:style style:name="P37" style:family="paragraph" style:parent-style-name="Heading_20_2">
      <style:text-properties officeooo:rsid="000d2a5e" officeooo:paragraph-rsid="000d2a5e"/>
    </style:style>
    <style:style style:name="P38" style:family="paragraph" style:parent-style-name="Heading_20_2">
      <style:text-properties officeooo:rsid="000ff13b" officeooo:paragraph-rsid="000ff13b"/>
    </style:style>
    <style:style style:name="P39" style:family="paragraph" style:parent-style-name="Heading_20_2">
      <style:text-properties officeooo:rsid="0018ce2d" officeooo:paragraph-rsid="0018ce2d"/>
    </style:style>
    <style:style style:name="P40" style:family="paragraph" style:parent-style-name="Heading_20_2">
      <style:text-properties officeooo:rsid="0013a985" officeooo:paragraph-rsid="0013a985"/>
    </style:style>
    <style:style style:name="P41" style:family="paragraph" style:parent-style-name="Heading_20_2">
      <style:text-properties officeooo:rsid="0022183f" officeooo:paragraph-rsid="0022ddc6"/>
    </style:style>
    <style:style style:name="P42" style:family="paragraph" style:parent-style-name="Heading_20_2">
      <style:text-properties fo:font-weight="bold" officeooo:rsid="0034fc22" officeooo:paragraph-rsid="0034fc22" style:font-weight-asian="bold" style:font-weight-complex="bold"/>
    </style:style>
    <style:style style:name="P43" style:family="paragraph" style:parent-style-name="Heading">
      <style:text-properties officeooo:rsid="000a0792" officeooo:paragraph-rsid="0009c9f7"/>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Heading">
      <style:paragraph-properties fo:break-before="page"/>
    </style:style>
    <style:style style:name="T1" style:family="text">
      <style:text-properties officeooo:rsid="000a0792"/>
    </style:style>
    <style:style style:name="T2" style:family="text">
      <style:text-properties officeooo:rsid="000b31a6"/>
    </style:style>
    <style:style style:name="T3" style:family="text">
      <style:text-properties officeooo:rsid="000cda10"/>
    </style:style>
    <style:style style:name="T4" style:family="text">
      <style:text-properties officeooo:rsid="000f70b4"/>
    </style:style>
    <style:style style:name="T5" style:family="text">
      <style:text-properties officeooo:rsid="0011404a"/>
    </style:style>
    <style:style style:name="T6" style:family="text">
      <style:text-properties officeooo:rsid="0013a985"/>
    </style:style>
    <style:style style:name="T7" style:family="text">
      <style:text-properties fo:font-weight="bold" style:font-weight-asian="bold" style:font-weight-complex="bold"/>
    </style:style>
    <style:style style:name="T8" style:family="text">
      <style:text-properties fo:font-weight="bold" officeooo:rsid="0016a0f4" style:font-weight-asian="bold" style:font-weight-complex="bold"/>
    </style:style>
    <style:style style:name="T9" style:family="text">
      <style:text-properties fo:font-weight="bold" officeooo:rsid="001a1a87" style:font-weight-asian="bold" style:font-weight-complex="bold"/>
    </style:style>
    <style:style style:name="T10" style:family="text">
      <style:text-properties fo:font-weight="bold" officeooo:rsid="001bb398" style:font-weight-asian="bold" style:font-weight-complex="bold"/>
    </style:style>
    <style:style style:name="T11" style:family="text">
      <style:text-properties fo:font-weight="bold" officeooo:rsid="001c12d2" style:font-weight-asian="bold" style:font-weight-complex="bold"/>
    </style:style>
    <style:style style:name="T12" style:family="text">
      <style:text-properties fo:font-weight="bold" officeooo:rsid="0026c8ec" style:font-weight-asian="bold" style:font-weight-complex="bold"/>
    </style:style>
    <style:style style:name="T13" style:family="text">
      <style:text-properties fo:font-weight="bold" officeooo:rsid="002bf92c" style:font-weight-asian="bold" style:font-weight-complex="bold"/>
    </style:style>
    <style:style style:name="T14" style:family="text">
      <style:text-properties fo:font-weight="bold" officeooo:rsid="00287325" style:font-weight-asian="bold" style:font-weight-complex="bold"/>
    </style:style>
    <style:style style:name="T15" style:family="text">
      <style:text-properties fo:font-weight="bold" officeooo:rsid="002c5915" style:font-weight-asian="bold" style:font-weight-complex="bold"/>
    </style:style>
    <style:style style:name="T16" style:family="text">
      <style:text-properties fo:font-weight="bold" officeooo:rsid="0029d56d" style:font-weight-asian="bold" style:font-weight-complex="bold"/>
    </style:style>
    <style:style style:name="T17" style:family="text">
      <style:text-properties fo:font-weight="bold" officeooo:rsid="002d1c09" style:font-weight-asian="bold" style:font-weight-complex="bold"/>
    </style:style>
    <style:style style:name="T18" style:family="text">
      <style:text-properties fo:font-weight="bold" officeooo:rsid="002b827a" style:font-weight-asian="bold" style:font-weight-complex="bold"/>
    </style:style>
    <style:style style:name="T19" style:family="text">
      <style:text-properties fo:font-weight="bold" officeooo:rsid="002fd1fb" style:font-weight-asian="bold" style:font-weight-complex="bold"/>
    </style:style>
    <style:style style:name="T20" style:family="text">
      <style:text-properties fo:font-weight="bold" officeooo:rsid="0033b651" style:font-weight-asian="bold" style:font-weight-complex="bold"/>
    </style:style>
    <style:style style:name="T21" style:family="text">
      <style:text-properties fo:font-weight="bold" officeooo:rsid="0034fc22" style:font-weight-asian="bold" style:font-weight-complex="bold"/>
    </style:style>
    <style:style style:name="T22" style:family="text">
      <style:text-properties fo:font-weight="bold" officeooo:rsid="003b5ee9" style:font-weight-asian="bold" style:font-weight-complex="bold"/>
    </style:style>
    <style:style style:name="T23" style:family="text">
      <style:text-properties fo:font-weight="bold" officeooo:rsid="003d50d7"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6a0f4" style:font-weight-asian="normal" style:font-weight-complex="normal"/>
    </style:style>
    <style:style style:name="T26" style:family="text">
      <style:text-properties fo:font-weight="normal" officeooo:rsid="0018ce2d" style:font-weight-asian="normal" style:font-weight-complex="normal"/>
    </style:style>
    <style:style style:name="T27" style:family="text">
      <style:text-properties fo:font-weight="normal" officeooo:rsid="001a1a87" style:font-weight-asian="normal" style:font-weight-complex="normal"/>
    </style:style>
    <style:style style:name="T28" style:family="text">
      <style:text-properties fo:font-weight="normal" officeooo:rsid="001b051e" style:font-weight-asian="normal" style:font-weight-complex="normal"/>
    </style:style>
    <style:style style:name="T29" style:family="text">
      <style:text-properties fo:font-weight="normal" officeooo:rsid="00345f4a" style:font-weight-asian="normal" style:font-weight-complex="normal"/>
    </style:style>
    <style:style style:name="T30" style:family="text">
      <style:text-properties fo:font-weight="normal" officeooo:rsid="003d50d7" style:font-weight-asian="normal" style:font-weight-complex="normal"/>
    </style:style>
    <style:style style:name="T31" style:family="text">
      <style:text-properties officeooo:rsid="001a1a87"/>
    </style:style>
    <style:style style:name="T32" style:family="text">
      <style:text-properties officeooo:rsid="001c12d2"/>
    </style:style>
    <style:style style:name="T33" style:family="text">
      <style:text-properties officeooo:rsid="0020a6f1"/>
    </style:style>
    <style:style style:name="T34" style:family="text">
      <style:text-properties officeooo:rsid="0026c8ec"/>
    </style:style>
    <style:style style:name="T35" style:family="text">
      <style:text-properties officeooo:rsid="00287325"/>
    </style:style>
    <style:style style:name="T36" style:family="text">
      <style:text-properties officeooo:rsid="0029d56d"/>
    </style:style>
    <style:style style:name="T37" style:family="text">
      <style:text-properties officeooo:rsid="002b827a"/>
    </style:style>
    <style:style style:name="T38" style:family="text">
      <style:text-properties officeooo:rsid="002e697f"/>
    </style:style>
    <style:style style:name="T39" style:family="text">
      <style:text-properties officeooo:rsid="002fd1fb"/>
    </style:style>
    <style:style style:name="T40" style:family="text">
      <style:text-properties officeooo:rsid="0030655d"/>
    </style:style>
    <style:style style:name="T41" style:family="text">
      <style:text-properties officeooo:rsid="0033b651"/>
    </style:style>
    <style:style style:name="T42" style:family="text">
      <style:text-properties officeooo:rsid="0036899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XIRKA SMART CARD EXTENSION MODULE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e of Contents</text:p>
          </text:index-title>
          <text:p text:style-name="P45"><text:a xlink:type="simple" xlink:href="#__RefHeading___Toc499_1998015098" text:style-name="Index_20_Link" text:visited-style-name="Index_20_Link">Introduction<text:tab/>3</text:a></text:p>
          <text:p text:style-name="P44"><text:a xlink:type="simple" xlink:href="#__RefHeading___Toc501_1998015098" text:style-name="Index_20_Link" text:visited-style-name="Index_20_Link">Description<text:tab/>3</text:a></text:p>
          <text:p text:style-name="P44"><text:a xlink:type="simple" xlink:href="#__RefHeading___Toc503_1998015098" text:style-name="Index_20_Link" text:visited-style-name="Index_20_Link">Dependencies<text:tab/>3</text:a></text:p>
          <text:p text:style-name="P44"><text:a xlink:type="simple" xlink:href="#__RefHeading___Toc505_1998015098" text:style-name="Index_20_Link" text:visited-style-name="Index_20_Link">Installation<text:tab/>3</text:a></text:p>
          <text:p text:style-name="P45"><text:a xlink:type="simple" xlink:href="#__RefHeading___Toc507_1998015098" text:style-name="Index_20_Link" text:visited-style-name="Index_20_Link">Quick Start<text:tab/>4</text:a></text:p>
          <text:p text:style-name="P45"><text:a xlink:type="simple" xlink:href="#__RefHeading___Toc509_1998015098" text:style-name="Index_20_Link" text:visited-style-name="Index_20_Link">Reference Manual<text:tab/>5</text:a></text:p>
          <text:p text:style-name="P44"><text:a xlink:type="simple" xlink:href="#__RefHeading___Toc511_1998015098" text:style-name="Index_20_Link" text:visited-style-name="Index_20_Link">Global Functions<text:tab/>5</text:a></text:p>
          <text:p text:style-name="P44"><text:a xlink:type="simple" xlink:href="#__RefHeading___Toc513_1998015098" text:style-name="Index_20_Link" text:visited-style-name="Index_20_Link">Tools Functions<text:tab/>5</text:a></text:p>
          <text:p text:style-name="P44"><text:a xlink:type="simple" xlink:href="#__RefHeading___Toc515_1998015098" text:style-name="Index_20_Link" text:visited-style-name="Index_20_Link">Context Interface<text:tab/>5</text:a></text:p>
          <text:p text:style-name="P44"><text:a xlink:type="simple" xlink:href="#__RefHeading___Toc517_1998015098" text:style-name="Index_20_Link" text:visited-style-name="Index_20_Link">Connector Interface<text:tab/>6</text:a></text:p>
          <text:p text:style-name="P44"><text:a xlink:type="simple" xlink:href="#__RefHeading___Toc519_1998015098" text:style-name="Index_20_Link" text:visited-style-name="Index_20_Link">Built in Smart Card States Constant<text:tab/>6</text:a></text:p>
          <text:p text:style-name="P44"><text:a xlink:type="simple" xlink:href="#__RefHeading___Toc629_1998015098" text:style-name="Index_20_Link" text:visited-style-name="Index_20_Link">Built in Control Command<text:tab/>6</text:a></text:p>
          <text:p text:style-name="P44"><text:a xlink:type="simple" xlink:href="#__RefHeading___Toc523_1998015098" text:style-name="Index_20_Link" text:visited-style-name="Index_20_Link">Built in IOCTL Command For ACR122<text:tab/>7</text:a></text:p>
        </text:index-body>
      </text:table-of-content>
      <text:p text:style-name="P43"/>
      <text:p text:style-name="P3"/>
      <text:h text:style-name="P35" text:outline-level="1"><text:bookmark-start text:name="__RefHeading___Toc499_1998015098"/>Introduction<text:bookmark-end text:name="__RefHeading___Toc499_1998015098"/></text:h>
      <text:h text:style-name="P37" text:outline-level="2"><text:bookmark-start text:name="__RefHeading___Toc501_1998015098"/>Description<text:bookmark-end text:name="__RefHeading___Toc501_1998015098"/></text:h>
      <text:p text:style-name="P4">Welcome to Xirka Smart Card Python extension, An extension which enables various functionality of Smart Card reader function using Python script. This extension has been written using Boost Python libraries and has many capabilities including support for:</text:p>
      <text:p text:style-name="P4"><text:tab/>Reader enumeration</text:p>
      <text:p text:style-name="P4"><text:tab/>C<text:span text:style-name="T2">onnect, Disconnect, Reset, Reject and Power Off</text:span></text:p>
      <text:p text:style-name="P4"><text:tab/><text:span text:style-name="T42">Wait for Smart Card Connection</text:span></text:p>
      <text:p text:style-name="P4"><text:span text:style-name="T3"><text:tab/>Manipulating Reader using Direct Connection</text:span></text:p>
      <text:p text:style-name="P4"><text:tab/><text:span text:style-name="T3">Monitoring reader status</text:span></text:p>
      <text:h text:style-name="P37" text:outline-level="2"><text:bookmark-start text:name="__RefHeading___Toc503_1998015098"/>Dependencies<text:bookmark-end text:name="__RefHeading___Toc503_1998015098"/></text:h>
      <text:p text:style-name="P5">Python 3.4 <text:span text:style-name="T40">( 32 bit )</text:span></text:p>
      <text:h text:style-name="P38" text:outline-level="2"><text:bookmark-start text:name="__RefHeading___Toc505_1998015098"/>Installation<text:bookmark-end text:name="__RefHeading___Toc505_1998015098"/></text:h>
      <text:p text:style-name="P7">You can setup the extens<text:span text:style-name="T6">i</text:span>on by execute xsmcardsetup.exe. <text:span text:style-name="T5">Open up python console and try introduction extension script</text:span></text:p>
      <text:p text:style-name="P9"/>
      <text:p text:style-name="P11">Type "help", "copyright", "credits" or "license" for more information.</text:p>
      <text:p text:style-name="P11">&gt;&gt;&gt; import scard</text:p>
      <text:p text:style-name="P11">&gt;&gt;&gt; scard.version()</text:p>
      <text:p text:style-name="P11">(2, 4, 7, 2)</text:p>
      <text:p text:style-name="P11">&gt;&gt;&gt; scard.about()</text:p>
      <text:p text:style-name="P11">'Xirka Smart Card Python Module by Indra Bagus &lt;indra@xirkachipset.com&gt; '</text:p>
      <text:p text:style-name="P11">&gt;&gt;&gt;</text:p>
      <text:p text:style-name="P10"/>
      <text:p text:style-name="P13">The command above will verify that the scard extension successfully installed and running well.</text:p>
      <text:p text:style-name="P8"/>
      <text:h text:style-name="P36" text:outline-level="1"><text:bookmark-start text:name="__RefHeading___Toc507_1998015098"/>Quick Start<text:bookmark-end text:name="__RefHeading___Toc507_1998015098"/></text:h>
      <text:p text:style-name="P15">The quick start will give you jump start in using library. </text:p>
      <text:h text:style-name="P36" text:outline-level="1"><text:bookmark-start text:name="__RefHeading___Toc509_1998015098"/>Reference Manual<text:bookmark-end text:name="__RefHeading___Toc509_1998015098"/></text:h>
      <text:h text:style-name="P39" text:outline-level="2"><text:bookmark-start text:name="__RefHeading___Toc511_1998015098"/>Global Functions<text:bookmark-end text:name="__RefHeading___Toc511_1998015098"/></text:h>
      <text:p text:style-name="Index">scard.<text:span text:style-name="T7">about()</text:span></text:p>
      <text:p text:style-name="P27"><text:span text:style-name="T7"><text:tab/></text:span><text:span text:style-name="T20">about() -&gt; str</text:span><text:span text:style-name="T7"><text:tab/></text:span></text:p>
      <text:p text:style-name="P28"><text:tab/>Return string about the writer of this extension modules</text:p>
      <text:p text:style-name="P28"><text:tab/></text:p>
      <text:p text:style-name="P28"><text:tab/><text:span text:style-name="T41">Return</text:span></text:p>
      <text:p text:style-name="P28"><text:tab/>---------</text:p>
      <text:p text:style-name="P28"><text:tab/><text:span text:style-name="T41">str<text:tab/>About author of this extension</text:span></text:p>
      <text:p text:style-name="P19"/>
      <text:p text:style-name="Index"><text:span text:style-name="T24">scard.</text:span><text:span text:style-name="T7">version()</text:span></text:p>
      <text:p text:style-name="Text_20_body"><text:span text:style-name="T7"><text:tab/></text:span><text:span text:style-name="T22">version() -&gt; Tuples</text:span></text:p>
      <text:p text:style-name="P34"><text:span text:style-name="T30"><text:tab/>Return</text:span></text:p>
      <text:p text:style-name="P31"><text:span text:style-name="T24"><text:tab/>--------</text:span></text:p>
      <text:p text:style-name="P32"><text:span text:style-name="T24"><text:tab/></text:span><text:span text:style-name="T30">()<text:tab/>T</text:span><text:span text:style-name="T27">uple contained </text:span><text:span text:style-name="T24">current version of this extension. The returned </text:span><text:span text:style-name="T27">tuple </text:span><text:span text:style-name="T24">consist of major <text:tab/><text:tab/><text:tab/>version, minor version ,release version <text:s/>and build number</text:span></text:p>
      <text:p text:style-name="P33">Type "help", "copyright", "credits" or "license" for more information.</text:p>
      <text:p text:style-name="P12">&gt;&gt;&gt; import scard</text:p>
      <text:p text:style-name="P12">&gt;&gt;&gt; scard.version()</text:p>
      <text:p text:style-name="P12">(2, 4, 7, 2)</text:p>
      <text:p text:style-name="P20">It informed that the extension version is 2.4.7-build-2</text:p>
      <text:p text:style-name="P20"/>
      <text:p text:style-name="P17">scard.<text:span text:style-name="T7">context()</text:span></text:p>
      <text:p text:style-name="P17"><text:span text:style-name="T24"><text:tab/>Return a reference to </text:span><text:span text:style-name="T29">windows smart card </text:span><text:span text:style-name="T24">context interface </text:span><text:span text:style-name="T26">object where will be used later. </text:span><text:span text:style-name="T27">The SystemError exception will raised upon failure</text:span></text:p>
      <text:p text:style-name="P18"/>
      <text:h text:style-name="P42" text:outline-level="2"><text:bookmark-start text:name="__RefHeading___Toc513_1998015098"/>Tools Functions<text:bookmark-end text:name="__RefHeading___Toc513_1998015098"/></text:h>
      <text:p text:style-name="P29"><text:span text:style-name="T21"/></text:p>
      <text:h text:style-name="P40" text:outline-level="2"><text:bookmark-start text:name="__RefHeading___Toc515_1998015098"/>Context Interface<text:bookmark-end text:name="__RefHeading___Toc515_1998015098"/></text:h>
      <text:p text:style-name="P15">context.<text:span text:style-name="T7">list_readers</text:span><text:span text:style-name="T8">()</text:span></text:p>
      <text:p text:style-name="P15"><text:span text:style-name="T8"><text:tab/></text:span><text:span text:style-name="T25">Return list of connected readers</text:span></text:p>
      <text:p text:style-name="P15"><text:span text:style-name="T31">context.</text:span><text:span text:style-name="T7">connector</text:span><text:span text:style-name="T9">( </text:span><text:span text:style-name="T27">Index of connected readers</text:span><text:span text:style-name="T9">)</text:span></text:p>
      <text:p text:style-name="P15"><text:span text:style-name="T9"><text:tab/></text:span><text:span text:style-name="T27">Return of copy of connector class. </text:span><text:span text:style-name="T28">The exception will be raised upon function's error.</text:span></text:p>
      <text:p text:style-name="P15"/>
      <text:h text:style-name="P40" text:outline-level="2"><text:bookmark-start text:name="__RefHeading___Toc517_1998015098"/><text:soft-page-break/>Connector Interface<text:bookmark-end text:name="__RefHeading___Toc517_1998015098"/></text:h>
      <text:p text:style-name="P16"/>
      <text:p text:style-name="P15">connector.<text:span text:style-name="T7">name</text:span><text:span text:style-name="T10">()</text:span></text:p>
      <text:p text:style-name="P15"><text:span text:style-name="T32">connector.</text:span><text:span text:style-name="T7">connect</text:span><text:span text:style-name="T11">()</text:span></text:p>
      <text:p text:style-name="P15"><text:span text:style-name="T32">connector.</text:span><text:span text:style-name="T11">direct_connect()</text:span></text:p>
      <text:p text:style-name="P21"><text:span text:style-name="T34">connector.</text:span><text:span text:style-name="T12">d</text:span><text:span text:style-name="T7">isconnect</text:span><text:span text:style-name="T13">()</text:span></text:p>
      <text:p text:style-name="P21"><text:span text:style-name="T34">connector.</text:span><text:span text:style-name="T12">r</text:span><text:span text:style-name="T7">eset</text:span><text:span text:style-name="T13">()</text:span></text:p>
      <text:p text:style-name="P21"><text:span text:style-name="T35">connector.</text:span><text:span text:style-name="T14">e</text:span><text:span text:style-name="T7">ject</text:span><text:span text:style-name="T15">()</text:span></text:p>
      <text:p text:style-name="P21"><text:span text:style-name="T36">connector.</text:span><text:span text:style-name="T16">u</text:span><text:span text:style-name="T7">npowered</text:span><text:span text:style-name="T17">()</text:span></text:p>
      <text:p text:style-name="P21"><text:span text:style-name="T36">connector.</text:span><text:span text:style-name="T16">c</text:span><text:span text:style-name="T7">ontrol</text:span><text:span text:style-name="T17">()</text:span></text:p>
      <text:p text:style-name="P21"><text:span text:style-name="T37">connector.</text:span><text:span text:style-name="T18">t</text:span><text:span text:style-name="T7">ransceive</text:span><text:span text:style-name="T17">(</text:span><text:span text:style-name="T39">sequence</text:span><text:span text:style-name="T19"> </text:span><text:span text:style-name="T38">command</text:span><text:span text:style-name="T17">)</text:span></text:p>
      <text:p text:style-name="P21"><text:span text:style-name="T37">connector.</text:span><text:span text:style-name="T18">r</text:span><text:span text:style-name="T7">eaderstate</text:span><text:span text:style-name="T17">()</text:span></text:p>
      <text:h text:style-name="Heading_20_2" text:outline-level="2"><text:bookmark-start text:name="__RefHeading___Toc519_1998015098"/>Built in <text:span text:style-name="T33">Smart Card States</text:span> Constant<text:bookmark-end text:name="__RefHeading___Toc519_1998015098"/></text:h>
      <text:p text:style-name="P21">SCARD_STATE_UNAWARE</text:p>
      <text:p text:style-name="P21">SCARD_STATE_IGNORE <text:s text:c="3"/></text:p>
      <text:p text:style-name="P21">SCARD_STATE_CHANGED <text:s text:c="4"/></text:p>
      <text:p text:style-name="P21">SCARD_STATE_UNKNOWN <text:s text:c="4"/></text:p>
      <text:p text:style-name="P21">SCARD_STATE_UNAVAILABLE </text:p>
      <text:p text:style-name="P21">SCARD_STATE_EMPTY</text:p>
      <text:p text:style-name="P21">SCARD_STATE_PRESENT <text:s text:c="4"/></text:p>
      <text:p text:style-name="P21">SCARD_STATE_ATRMATCH <text:s text:c="3"/></text:p>
      <text:p text:style-name="P21">SCARD_STATE_EXCLUSIVE <text:s text:c="2"/></text:p>
      <text:p text:style-name="P21">SCARD_STATE_INUSE</text:p>
      <text:p text:style-name="P21">SCARD_STATE_MUTE <text:s text:c="7"/></text:p>
      <text:p text:style-name="P21">SCARD_STATE_UNPOWERED <text:s text:c="2"/></text:p>
      <text:p text:style-name="P15"><text:tab/></text:p>
      <text:h text:style-name="Heading_20_2" text:outline-level="2"><text:bookmark-start text:name="__RefHeading___Toc629_1998015098"/>Built in Control Command<text:bookmark-end text:name="__RefHeading___Toc629_1998015098"/></text:h>
      <text:p text:style-name="P22">IOCTL_SMARTCARD_POWER</text:p>
      <text:p text:style-name="P22">IOCTL_SMARTCARD_GET_ATTRIBUTE </text:p>
      <text:p text:style-name="P22">IOCTL_SMARTCARD_SET_ATTRIBUTE </text:p>
      <text:p text:style-name="P22">IOCTL_SMARTCARD_CONFISCATE</text:p>
      <text:p text:style-name="P22">IOCTL_SMARTCARD_TRANSMIT <text:s text:c="4"/></text:p>
      <text:p text:style-name="P22"><text:soft-page-break/>IOCTL_SMARTCARD_EJECT <text:s text:c="2"/></text:p>
      <text:p text:style-name="P22">IOCTL_SMARTCARD_SWALLOW</text:p>
      <text:p text:style-name="P22">IOCTL_SMARTCARD_IS_PRESENT</text:p>
      <text:p text:style-name="P22">IOCTL_SMARTCARD_IS_ABSENT</text:p>
      <text:p text:style-name="P22">IOCTL_SMARTCARD_SET_PROTOCOL</text:p>
      <text:p text:style-name="P22">IOCTL_SMARTCARD_GET_STATE</text:p>
      <text:p text:style-name="P23">IOCTL_SMARTCARD_GET_LAST_ERROR</text:p>
      <text:p text:style-name="P24">IOCTL_SMARTCARD_GET_PERF_CNTR</text:p>
      <text:p text:style-name="P24"/>
      <text:h text:style-name="P41" text:outline-level="2"><text:bookmark-start text:name="__RefHeading___Toc523_1998015098"/>Built in IOCTL Command For ACR122<text:bookmark-end text:name="__RefHeading___Toc523_1998015098"/></text:h>
      <text:p text:style-name="P25">IOCTL_CCID_ESCAPE_SCARD_CTL_CODE</text:p>
      <text:p text:style-name="P25">IOCTL_SMARTCARD_ACR128_ESCAPE_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0M8S</meta:editing-duration>
    <meta:editing-cycles>50</meta:editing-cycles>
    <meta:generator>LibreOffice/5.0.2.2$Windows_x86 LibreOffice_project/37b43f919e4de5eeaca9b9755ed688758a8251fe</meta:generator>
    <dc:date>2016-03-31T11:47:44.037000000</dc:date>
    <meta:document-statistic meta:table-count="0" meta:image-count="0" meta:object-count="0" meta:page-count="7" meta:paragraph-count="106" meta:word-count="384" meta:character-count="3228" meta:non-whitespace-character-count="2875"/>
    <meta:user-defined meta:name="Info 1"/>
    <meta:user-defined meta:name="Info 2"/>
    <meta:user-defined meta:name="Info 3"/>
    <meta:user-defined meta:name="Info 4"/>
  </office:meta>
</office:document-meta>
</file>